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imple text with PAN 5017670000000000 and not a PAN 5017670000000001</text:p>
      <text:p text:style-name="Standard"/>
      <text:p text:style-name="Standard">PANFinder found PAN</text:p>
      <text:p text:style-name="Standard"/>
      <text:p text:style-name="Standard">With minus sign: 50176700000000-2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3T14:37:50.292487300</meta:creation-date>
    <dc:date>2026-05-03T14:53:35.365910000</dc:date>
    <meta:editing-duration>PT24S</meta:editing-duration>
    <meta:editing-cycles>2</meta:editing-cycles>
    <meta:generator>LibreOffice/26.2.1.2$Windows_X86_64 LibreOffice_project/620$Build-2</meta:generator>
    <meta:document-statistic meta:table-count="0" meta:image-count="0" meta:object-count="0" meta:page-count="1" meta:paragraph-count="3" meta:word-count="17" meta:character-count="121" meta:non-whitespace-character-count="107"/>
  </office:meta>
</office:document-meta>
</file>